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Standard">
      <style:text-properties officeooo:rsid="00052135" officeooo:paragraph-rsid="0005213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🟦 <text:span text:style-name="Strong_20_Emphasis">What is a WebSocket? (Explained Very Simply)</text:span></text:h>
      <text:p text:style-name="Text_20_body">A <text:span text:style-name="Strong_20_Emphasis">WebSocket</text:span> is a special type of internet connection that allows <text:span text:style-name="Strong_20_Emphasis">two-way communication</text:span> between a client (like your Python script or browser) and a server.</text:p>
      <text:p text:style-name="Text_20_body">The key idea:</text:p>
      <text:p text:style-name="Text_20_body">➡️ <text:span text:style-name="Strong_20_Emphasis">Normal HTTP:</text:span><text:line-break/>Client → Server (Request)<text:line-break/>Server → Client (Response)<text:line-break/>Then connection closes.<text:line-break/>(Think of sending a letter by post.)</text:p>
      <text:p text:style-name="Text_20_body">➡️ <text:span text:style-name="Strong_20_Emphasis">WebSocket:</text:span><text:line-break/>Client ⇄ Server stay connected continuously<text:line-break/>Both can send messages any time.<text:line-break/>(Think of a phone call.)</text:p>
      <text:p text:style-name="Horizontal_20_Line"/>
      <text:h text:style-name="Heading_20_1" text:outline-level="1">🧠 Why WebSockets Matter for MCP</text:h>
      <text:p text:style-name="Text_20_body">MCP needs:</text:p>
      <text:list text:style-name="L1">
        <text:list-item>
          <text:p text:style-name="P1"><text:span text:style-name="Strong_20_Emphasis">Continuous connection</text:span></text:p>
        </text:list-item>
        <text:list-item>
          <text:p text:style-name="P1"><text:span text:style-name="Strong_20_Emphasis">Multiple messages exchanged</text:span></text:p>
        </text:list-item>
        <text:list-item>
          <text:p text:style-name="P1"><text:span text:style-name="Strong_20_Emphasis">Tool discovery</text:span></text:p>
        </text:list-item>
        <text:list-item>
          <text:p text:style-name="P1"><text:span text:style-name="Strong_20_Emphasis">Calling tools</text:span></text:p>
        </text:list-item>
        <text:list-item>
          <text:p text:style-name="P1"><text:span text:style-name="Strong_20_Emphasis">Receiving results</text:span></text:p>
        </text:list-item>
        <text:list-item>
          <text:p text:style-name="P1"><text:span text:style-name="Strong_20_Emphasis">Receiving streaming outputs</text:span></text:p>
        </text:list-item>
      </text:list>
      <text:p text:style-name="Text_20_body">HTTP cannot do this easily.<text:line-break/>But WebSockets can.</text:p>
      <text:p text:style-name="Text_20_body">So MCP servers often use WebSockets.</text:p>
      <text:p text:style-name="Standard"/>
      <text:h text:style-name="Heading_20_1" text:outline-level="1">🟩 A Small Working WebSocket Example (Very Simple)</text:h>
      <text:h text:style-name="Heading_20_3" text:outline-level="3">Server (Node.js):</text:h>
      <text:p text:style-name="P2"><text:span text:style-name="Source_20_Text">const WebSocket = require('ws');</text:span></text:p>
      <text:p text:style-name="P3"/>
      <text:p text:style-name="P3"><text:soft-page-break/><text:span text:style-name="Source_20_Text">const server = new WebSocket.Server({ port: 9000 });</text:span></text:p>
      <text:p text:style-name="P3"/>
      <text:p text:style-name="P3"><text:span text:style-name="Source_20_Text">server.on('connection', socket =&gt; {</text:span></text:p>
      <text:p text:style-name="P3"><text:span text:style-name="Source_20_Text"><text:s text:c="2"/>console.log("Client connected");</text:span></text:p>
      <text:p text:style-name="P3"/>
      <text:p text:style-name="P3"><text:span text:style-name="Source_20_Text"><text:s text:c="2"/>socket.on('message', msg =&gt; {</text:span></text:p>
      <text:p text:style-name="P3"><text:span text:style-name="Source_20_Text"><text:s text:c="4"/>console.log("Received:", msg);</text:span></text:p>
      <text:p text:style-name="P3"><text:span text:style-name="Source_20_Text"><text:s text:c="4"/>socket.send("Server got your message!");</text:span></text:p>
      <text:p text:style-name="P3"><text:span text:style-name="Source_20_Text"><text:s text:c="2"/>});</text:span></text:p>
      <text:p text:style-name="P4"><text:span text:style-name="Source_20_Text">});</text:span></text:p>
      <text:h text:style-name="Heading_20_3" text:outline-level="3">Client (Browser console or Node):</text:h>
      <text:p text:style-name="P2"><text:span text:style-name="Source_20_Text">let ws = new WebSocket("ws://localhost:9000");</text:span></text:p>
      <text:p text:style-name="P3"/>
      <text:p text:style-name="P3"><text:span text:style-name="Source_20_Text">ws.onmessage = (event) =&gt; console.log(event.data);</text:span></text:p>
      <text:p text:style-name="P3"/>
      <text:p text:style-name="P4"><text:span text:style-name="Source_20_Text">ws.onopen = () =&gt; ws.send("Hello from client!");</text:span></text:p>
      <text:p text:style-name="Text_20_body">Now both sides can talk forever without reconnecting.</text:p>
      <text:p text:style-name="Standard"/>
      <text:p text:style-name="P5">How try above example<text:line-break/>Create server.js file and client.js file and paste the respective codes in them and then open to cmd terminal one for running server.js and other for client.js</text:p>
      <text:p text:style-name="P5"/>
      <text:p text:style-name="P5">below are the cmd promts of the experiment.</text:p>
      <text:p text:style-name="P5"/>
      <text:p text:style-name="P5">Server terminal :<text:line-break/>C:\Users\asus\Downloads\mcp_demo&gt;node server_new.js</text:p>
      <text:p text:style-name="P5">Client connected</text:p>
      <text:p text:style-name="P5">Received: &lt;Buffer 48 65 6c 6c 6f 20 66 72 6f 6d 20 63 6c 69 65 6e 74 21&gt;</text:p>
      <text:p text:style-name="P5">Client connected</text:p>
      <text:p text:style-name="P5">Received: &lt;Buffer 48 65 6c 6c 6f 20 66 72 6f 6d 20 64 6f 75 62 6c 65 20 63 6c 69 65 6e 74 21&gt;</text:p>
      <text:p text:style-name="P5"/>
      <text:p text:style-name="P5">client terminal :</text:p>
      <text:p text:style-name="P5">C:\Users\asus\Downloads\mcp_demo&gt;node client.js</text:p>
      <text:p text:style-name="P5">Server got your message!</text:p>
      <text:p text:style-name="P5">^C</text:p>
      <text:p text:style-name="P5">C:\Users\asus\Downloads\mcp_demo&gt;node client.js</text:p>
      <text:p text:style-name="P5">Server got your messag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3:28:18.733403500</meta:creation-date>
    <dc:date>2025-11-18T13:33:50.350135600</dc:date>
    <meta:editing-duration>PT5M34S</meta:editing-duration>
    <meta:editing-cycles>1</meta:editing-cycles>
    <meta:document-statistic meta:table-count="0" meta:image-count="0" meta:object-count="0" meta:page-count="2" meta:paragraph-count="44" meta:word-count="299" meta:character-count="1921" meta:non-whitespace-character-count="1658"/>
    <meta:generator>LibreOffice/25.2.6.2$Windows_X86_64 LibreOffice_project/729c5bfe710f5eb71ed3bbde9e06a6065e9c6c5d</meta:generator>
  </office:meta>
</office:document-meta>
</file>